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fault learner, 20 learning runs</text:p>
          </table:table-cell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R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E=a^t (a = 0.86 =&gt; 20 training run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C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E = 1 – 1/(20 – trial_no + 0.001) =&gt; 20 training run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fault learner, 40 learning runs, 20 tes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=a^t (a = 0.927 =&gt; 40 training run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 = 1 – 1/(40 – trial_no + 0.001) =&gt; 40 training run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 = 1 – 1/(40 – trial_no + 0.001), alpha=0.9-0.02t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 = 1 – 1/(40 – trial_no + 0.001), alpha=0.9-0.02t min=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 = 1 – 1/(40 – trial_no + 0.001), alpha=0.9 consta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=1/(1 + exp(0.1477222*(t – 20))), alpha=0.5 (=&gt; 40 training run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=1/(1 + exp(0.11777756*(t – 25))), alpha=0.5 (=&gt; 50 training run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=1/(1 + exp(0.073611*(t – 40))), alpha=0.5 (=&gt; 80 training run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0:46:56.8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1:57:20.939000000</meta:creation-date>
    <dc:date>2017-01-10T10:32:58.473000000</dc:date>
    <meta:editing-duration>P1DT22H47M21S</meta:editing-duration>
    <meta:editing-cycles>22</meta:editing-cycles>
    <meta:generator>LibreOffice/5.2.3.3$Windows_x86 LibreOffice_project/d54a8868f08a7b39642414cf2c8ef2f228f780cf</meta:generator>
    <meta:document-statistic meta:table-count="1" meta:cell-count="134" meta:object-count="0"/>
  </office:meta>
</office:document-meta>
</file>